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06in" svg:height="2.9213in" svg:x="0.1795in" svg:y="-0.0043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table:number-columns-repeated="2"/>
          <table:table-cell table:style-name="ce6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table:number-columns-repeated="2"/>
          <table:table-cell table:style-name="ce6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table:number-columns-repeated="2"/>
          <table:table-cell table:style-name="ce6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table:number-columns-repeated="2"/>
          <table:table-cell table:style-name="ce6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table:number-columns-repeated="2"/>
          <table:table-cell table:style-name="ce6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table:number-columns-repeated="2"/>
          <table:table-cell table:style-name="ce6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11549" calcext:value-type="float">
            <text:p>111549</text:p>
          </table:table-cell>
          <table:table-cell table:style-name="ce1" table:formula="of:=SUM([.H3:.H70])" office:value-type="float" office:value="5775" calcext:value-type="float">
            <text:p>5775</text:p>
          </table:table-cell>
          <table:table-cell table:style-name="ce6" table:formula="of:=([.H72]/[.G72])" office:value-type="percentage" office:value="0.0517709706048463" calcext:value-type="percentage">
            <text:p>5.1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08:54:14.024776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5-07-26T08:58:54.071388767</dc:date>
    <meta:editing-duration>P2DT15H41M55S</meta:editing-duration>
    <meta:editing-cycles>73</meta:editing-cycles>
    <meta:generator>LibreOffice/4.2.8.2$Linux_x86 LibreOffice_project/420m0$Build-2</meta:generator>
    <meta:document-statistic meta:table-count="2" meta:cell-count="135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17cm" svg:height="7.422cm" xlink:href=".." xlink:type="simple" chart:class="chart:scatter" chart:style-name="ch1">
        <chart:legend chart:legend-position="end" svg:x="15.685cm" svg:y="3.427cm" style:legend-expansion="high" chart:style-name="ch2"/>
        <chart:plot-area chart:style-name="ch3" table:cell-range-address="AJB.B3:AJB.B70 AJB.F2:AJB.F70 AJB.H2:AJB.H70 AJB.K2:AJB.L70" chart:data-source-has-labels="row" svg:x="1.107cm" svg:y="0.115cm" svg:width="14.584cm" svg:height="6.339cm">
          <chartooo:coordinate-region svg:x="1.993cm" svg:y="0.289cm" svg:width="13.538cm" svg:height="5.571cm"/>
          <chart:axis chart:dimension="x" chart:name="primary-x" chart:style-name="ch4">
            <chart:title svg:x="8.105cm" svg:y="6.75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7cm" svg:y="3.713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